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padding="0.097cm" fo:border-left="0.002cm solid #000000" fo:border-right="none" fo:border-top="0.002cm solid #000000" fo:border-bottom="0.002cm solid #000000"/>
    </style:style>
    <style:style style:name="Auteurs.C1" style:family="table-cell">
      <style:table-cell-properties fo:padding="0.097cm" fo:border="0.002cm solid #000000"/>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7.013cm" fo:margin-left="0cm" table:align="left"/>
    </style:style>
    <style:style style:name="Tableau4.A" style:family="table-column">
      <style:table-column-properties style:column-width="3.493cm"/>
    </style:style>
    <style:style style:name="Tableau4.B" style:family="table-column">
      <style:table-column-properties style:column-width="4.233cm"/>
    </style:style>
    <style:style style:name="Tableau4.C" style:family="table-column">
      <style:table-column-properties style:column-width="2.778cm"/>
    </style:style>
    <style:style style:name="Tableau4.D" style:family="table-column">
      <style:table-column-properties style:column-width="6.509cm"/>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data-style-name="N37">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1" style:family="table">
      <style:table-properties style:width="9.541cm" fo:margin-left="0.751cm" fo:margin-right="6.708cm" table:align="margins"/>
    </style:style>
    <style:style style:name="Tableau1.A" style:family="table-column">
      <style:table-column-properties style:column-width="9.541cm" style:rel-column-width="65535*"/>
    </style:style>
    <style:style style:name="Tableau1.A1" style:family="table-cell">
      <style:table-cell-properties fo:padding="0.097cm" fo:border="0.002cm solid #000000"/>
    </style:style>
    <style:style style:name="Tableau5" style:family="table">
      <style:table-properties style:width="9.551cm" fo:margin-left="0.751cm" fo:margin-right="6.697cm" table:align="margins"/>
    </style:style>
    <style:style style:name="Tableau5.A" style:family="table-column">
      <style:table-column-properties style:column-width="9.551cm" style:rel-column-width="65535*"/>
    </style:style>
    <style:style style:name="Tableau5.A1" style:family="table-cell">
      <style:table-cell-properties fo:padding="0.097cm" fo:border="0.002cm solid #000000"/>
    </style:style>
    <style:style style:name="Itérations" style:family="table">
      <style:table-properties style:width="17cm" table:align="margins"/>
    </style:style>
    <style:style style:name="Itérations.A" style:family="table-column">
      <style:table-column-properties style:column-width="3.401cm" style:rel-column-width="13107*"/>
    </style:style>
    <style:style style:name="Itérations.A1" style:family="table-cell">
      <style:table-cell-properties fo:padding="0.097cm" fo:border-left="0.002cm solid #000000" fo:border-right="none" fo:border-top="0.002cm solid #000000" fo:border-bottom="0.002cm solid #000000"/>
    </style:style>
    <style:style style:name="Itérations.E1" style:family="table-cell">
      <style:table-cell-properties fo:padding="0.097cm" fo:border="0.002cm solid #000000"/>
    </style:style>
    <style:style style:name="Itérations.A2" style:family="table-cell">
      <style:table-cell-properties fo:padding="0.097cm" fo:border-left="0.002cm solid #000000" fo:border-right="none" fo:border-top="none" fo:border-bottom="0.002cm solid #000000"/>
    </style:style>
    <style:style style:name="Itérations.E2" style:family="table-cell">
      <style:table-cell-properties fo:padding="0.097cm" fo:border-left="0.002cm solid #000000" fo:border-right="0.002cm solid #000000" fo:border-top="none" fo:border-bottom="0.002cm solid #000000"/>
    </style:style>
    <style:style style:name="Itérations.C7" style:family="table-cell" style:data-style-name="N37">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justify" style:justify-single-word="false"/>
    </style:style>
    <style:style style:name="P11" style:family="paragraph" style:parent-style-name="Standard">
      <style:paragraph-properties fo:text-align="center" style:justify-single-word="false" fo:break-before="page"/>
    </style:style>
    <style:style style:name="P12"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ext_20_body">
      <style:text-properties fo:color="#0047ff"/>
    </style:style>
    <style:style style:name="P14" style:family="paragraph" style:parent-style-name="Text_20_body">
      <style:text-properties fo:color="#0047ff" fo:font-size="12pt" style:font-size-asian="12pt" style:font-size-complex="12pt"/>
    </style:style>
    <style:style style:name="P15" style:family="paragraph" style:parent-style-name="Text_20_body">
      <style:text-properties fo:color="#000000"/>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18" style:family="paragraph" style:parent-style-name="Standard" style:list-style-name="L2">
      <style:paragraph-properties fo:text-align="start" style:justify-single-word="false"/>
    </style:style>
    <style:style style:name="P19" style:family="paragraph" style:parent-style-name="Standard" style:list-style-name="L2">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0" style:family="paragraph" style:parent-style-name="Text_20_body" style:list-style-name="L1">
      <style:text-properties fo:font-style="normal" style:text-underline-style="none" style:font-style-asian="normal" style:font-style-complex="normal"/>
    </style:style>
    <style:style style:name="P21" style:family="paragraph" style:parent-style-name="Text_20_body" style:list-style-name="L1">
      <style:paragraph-properties fo:text-align="start" style:justify-single-word="false"/>
      <style:text-properties fo:font-style="normal" style:text-underline-style="none" style:font-style-asian="normal" style:font-style-complex="normal"/>
    </style:style>
    <style:style style:name="P22" style:family="paragraph" style:parent-style-name="Table_20_Contents">
      <style:paragraph-properties fo:text-align="start" style:justify-single-word="false"/>
      <style:text-properties fo:font-size="12pt" style:font-size-asian="10.5pt" style:font-size-complex="12pt"/>
    </style:style>
    <style:style style:name="P23" style:family="paragraph" style:parent-style-name="Table_20_Contents" style:list-style-name="L2">
      <style:paragraph-properties fo:text-align="start" style:justify-single-word="false"/>
      <style:text-properties fo:font-size="12pt" style:font-size-asian="10.5pt" style:font-size-complex="12pt"/>
    </style:style>
    <style:style style:name="P24" style:family="paragraph" style:parent-style-name="Heading_20_1">
      <style:text-properties fo:color="#0047ff"/>
    </style:style>
    <style:style style:name="P25" style:family="paragraph" style:parent-style-name="Heading_20_1">
      <style:text-properties fo:color="#0047ff" fo:font-size="12pt" style:font-size-asian="12pt" style:font-size-complex="12pt"/>
    </style:style>
    <style:style style:name="P26" style:family="paragraph" style:parent-style-name="Heading_20_1" style:list-style-name="">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27" style:family="paragraph" style:parent-style-name="Heading_20_2">
      <style:text-properties fo:font-style="normal" style:text-underline-style="solid" style:text-underline-width="auto" style:text-underline-color="font-color" style:font-style-asian="normal" style:font-style-complex="normal"/>
    </style:style>
    <style:style style:name="T1" style:family="text">
      <style:text-properties fo:color="#0047ff"/>
    </style:style>
    <style:style style:name="T2" style:family="text">
      <style:text-properties fo:font-style="normal" style:text-underline-style="none" style:font-style-asian="normal" style:font-style-complex="normal"/>
    </style:style>
    <style:style style:name="T3" style:family="text">
      <style:text-properties fo:font-size="12pt" fo:font-style="normal" style:text-underline-style="none" style:font-size-asian="10.5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uteurs:</text:h>
      <text:p text:style-name="P12"/>
      <table:table table:name="Auteurs" table:style-name="Auteurs">
        <table:table-column table:style-name="Auteurs.A" table:number-columns-repeated="3"/>
        <table:table-row>
          <table:table-cell table:style-name="Auteurs.A1" office:value-type="string">
            <text:p text:style-name="P9">Auteurs</text:p>
          </table:table-cell>
          <table:table-cell table:style-name="Auteurs.A1" office:value-type="string">
            <text:p text:style-name="P9">Approbateurs</text:p>
          </table:table-cell>
          <table:table-cell table:style-name="Auteurs.C1" office:value-type="string">
            <text:p text:style-name="P9">Validation</text:p>
          </table:table-cell>
        </table:table-row>
        <table:table-row>
          <table:table-cell table:style-name="Auteurs.A2" office:value-type="string">
            <text:p text:style-name="P4">Jérémy Vaz Borges</text:p>
            <text:p text:style-name="P5"/>
          </table:table-cell>
          <table:table-cell table:style-name="Auteurs.A2" office:value-type="string">
            <text:p text:style-name="P9">Sébastien Melotte</text:p>
            <text:p text:style-name="P9">Anthony Devin</text:p>
          </table:table-cell>
          <table:table-cell table:style-name="Auteurs.C2" office:value-type="string">
            <text:p text:style-name="P9"/>
          </table:table-cell>
        </table:table-row>
      </table:table>
      <text:p text:style-name="P12"/>
      <text:p text:style-name="P12">Diffusion:</text:p>
      <text:p text:style-name="P12"/>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
          </table:table-cell>
        </table:table-row>
        <table:table-row>
          <table:table-cell table:style-name="Tableau2.A2" office:value-type="string">
            <text:p text:style-name="P9">Antonin Aillaud</text:p>
            <text:p text:style-name="P9">Anthony Devin</text:p>
            <text:p text:style-name="P9">Guillaume Rasolo</text:p>
            <text:p text:style-name="P9">Jérémy Vaz Borges</text:p>
            <text:p text:style-name="P9">Johnny Mickael</text:p>
            <text:p text:style-name="P9">Sébastien Melotte</text:p>
            <text:p text:style-name="P9">Gaston Robichon (représentant de la société CuisinAvenir)</text:p>
          </table:table-cell>
          <table:table-cell table:style-name="Tableau2.B2" office:value-type="string">
            <text:p text:style-name="P9"/>
          </table:table-cell>
        </table:table-row>
      </table:table>
      <text:p text:style-name="P12"/>
      <text:p text:style-name="P12">Documents de référence:</text:p>
      <text:p text:style-name="P12"/>
      <table:table table:name="Tableau3" table:style-name="Tableau3">
        <table:table-column table:style-name="Tableau3.A"/>
        <table:table-column table:style-name="Tableau3.B"/>
        <table:table-row>
          <table:table-cell table:style-name="Tableau3.A1" office:value-type="string">
            <text:p text:style-name="P9"/>
          </table:table-cell>
          <table:table-cell table:style-name="Tableau3.B1" office:value-type="string">
            <text:p text:style-name="P9"/>
          </table:table-cell>
        </table:table-row>
      </table:table>
      <text:p text:style-name="P12"/>
      <text:p text:style-name="P12">Historique :</text:p>
      <text:p text:style-name="P1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9">N° version</text:p>
          </table:table-cell>
          <table:table-cell table:style-name="Tableau4.A1" office:value-type="string">
            <text:p text:style-name="P9">Auteur</text:p>
          </table:table-cell>
          <table:table-cell table:style-name="Tableau4.A1" office:value-type="string">
            <text:p text:style-name="P9">Date</text:p>
          </table:table-cell>
          <table:table-cell table:style-name="Tableau4.D1" office:value-type="string">
            <text:p text:style-name="P9">Historique des évolutions</text:p>
          </table:table-cell>
        </table:table-row>
        <table:table-row>
          <table:table-cell table:style-name="Tableau4.A2" office:value-type="string">
            <text:p text:style-name="P9">1.0</text:p>
          </table:table-cell>
          <table:table-cell table:style-name="Tableau4.A2" office:value-type="string">
            <text:p text:style-name="P4">Jérémy Vaz Borges</text:p>
            <text:p text:style-name="P5"/>
          </table:table-cell>
          <table:table-cell table:style-name="Tableau4.C2" office:value-type="date" office:date-value="2013-09-20">
            <text:p text:style-name="P9">20/09/13</text:p>
          </table:table-cell>
          <table:table-cell table:style-name="Tableau4.D2" office:value-type="string">
            <text:p text:style-name="P9"/>
          </table:table-cell>
        </table:table-row>
      </table:table>
      <text:p text:style-name="P12"/>
      <text:p text:style-name="P11"/>
      <text:p text:style-name="P3"/>
      <text:p text:style-name="P3"/>
      <text:h text:style-name="P24" text:outline-level="1">Présentation générale du sujet</text:h>
      <text:p text:style-name="P13"/>
      <text:p text:style-name="P15"><text:tab/>La société cliente CuisinAvenir souhaite informatiser son activité (qui est actuellement entièrement manuelle) afin d'optimiser sa production ainsi que le temps de livraison des commandes. De plus elle souhaite s'étendre à un plus large public, celui-ci étant limité jusqu'à présent aux professionnels du BTP.</text:p>
      <text:p text:style-name="P15"/>
      <text:p text:style-name="P15"><text:tab/>Pour ce faire, tout d'abord en ce qui concerne la gestion des stocks, la société CuisinAvenir souhaite pouvoir suivre en temps réel l'état des stocks de chaque élément de cuisine afin de pouvoir anticiper les prochaines commandes aux fournisseurs.</text:p>
      <text:p text:style-name="P15"/>
      <text:p text:style-name="P15"><text:tab/>Ensuite, pour l'optimisation de la gestion de la production et des délais de livraison, celles-ci dépendant des stocks et des commandes en cours, la société souhaite mettre en place un système de priorité afin d'assurer les délais de livraison.</text:p>
      <text:p text:style-name="P15"/>
      <text:p text:style-name="P15"><text:tab/>Enfin, la société CuisinAvenir veut s'étendre via la vente aux particuliers sur Internet et ainsi devenir Cuisin@venir. Elle souhaite donc la création d'un site Internet qui sera hébergé sur un hébergeur lui garantissant les meilleurs services. Le site devra comporter deux parties, une partie visible par les utilisateurs plus une autre partie uniquement visible par les membres autorisés de la société afin de pouvoir gérer les produits du catalogue.</text:p>
      <text:p text:style-name="P3"/>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1"><text:soft-page-break/></text:h>
      <text:p text:style-name="P14"/>
      <text:p text:style-name="P14"/>
      <text:h text:style-name="Heading_20_1" text:outline-level="1"><text:span text:style-name="T1">Les Acteurs</text:span> </text:h>
      <text:p text:style-name="P7"/>
      <text:p text:style-name="P7"/>
      <text:p text:style-name="P7"/>
      <table:table table:name="Tableau1" table:style-name="Tableau1">
        <table:table-column table:style-name="Tableau1.A"/>
        <table:table-row>
          <table:table-cell table:style-name="Tableau1.A1" office:value-type="string">
            <text:h text:style-name="P27" text:outline-level="2">Clients :</text:h>
            <text:p text:style-name="P16"/>
            <text:list xml:id="list35449247" text:style-name="L1">
              <text:list-item>
                <text:p text:style-name="P20">M.Gaston Robichon</text:p>
              </text:list-item>
              <text:list-item>
                <text:p text:style-name="P21">Représentant de la société CuisinAvenir</text:p>
              </text:list-item>
              <text:list-item>
                <text:p text:style-name="P21">Interlocuteur privilégié <text:s text:c="7"/></text:p>
                <text:p text:style-name="P21"><text:s text:c="2"/></text:p>
              </text:list-item>
            </text:list>
          </table:table-cell>
        </table:table-row>
      </table:table>
      <text:p text:style-name="Text_20_body"/>
      <text:p text:style-name="P7"/>
      <text:p text:style-name="P7"/>
      <text:p text:style-name="P7"/>
      <text:p text:style-name="P7"/>
      <table:table table:name="Tableau5" table:style-name="Tableau5">
        <table:table-column table:style-name="Tableau5.A"/>
        <table:table-row>
          <table:table-cell table:style-name="Tableau5.A1" office:value-type="string">
            <text:h text:style-name="P27" text:outline-level="2">Destinataire de la demande :</text:h>
            <text:p text:style-name="P16"/>
            <text:list xml:id="list35446786" text:style-name="L2">
              <text:list-item>
                <text:p text:style-name="P17">Première année Master Informatique</text:p>
              </text:list-item>
              <text:list-item>
                <text:p text:style-name="P18"><text:span text:style-name="T2">Groupe G : </text:span><text:span text:style-name="T3">Antonin Aillaud</text:span></text:p>
                <text:list>
                  <text:list-item>
                    <text:list>
                      <text:list-item>
                        <text:list>
                          <text:list-header>
                            <text:p text:style-name="P23"><text:s/>Anthony Devin</text:p>
                            <text:p text:style-name="P23"><text:s/>Guillaume Rasolo</text:p>
                            <text:p text:style-name="P23"><text:s/>Jérémy Vaz Borges</text:p>
                            <text:p text:style-name="P19"><text:s/>Johnny Mickael</text:p>
                            <text:p text:style-name="P19"><text:s/>Sébastien Melotte</text:p>
                          </text:list-header>
                        </text:list>
                      </text:list-item>
                    </text:list>
                  </text:list-item>
                </text:list>
                <text:p text:style-name="P19"/>
              </text:list-item>
            </text:list>
            <text:p text:style-name="P6"/>
          </table:table-cell>
        </table:table-row>
      </table:table>
      <text:p text:style-name="P7"/>
      <text:p text:style-name="P7"/>
      <text:p text:style-name="P7"/>
      <text:p text:style-name="P7"/>
      <text:p text:style-name="P7"/>
      <text:p text:style-name="P7"/>
      <text:p text:style-name="P7"/>
      <text:p text:style-name="P7"/>
      <text:p text:style-name="P8"/>
      <text:p text:style-name="P8"><text:soft-page-break/></text:p>
      <text:p text:style-name="P8"/>
      <text:p text:style-name="P8"/>
      <text:p text:style-name="P8"/>
      <text:p text:style-name="P8"/>
      <text:p text:style-name="P8">Fiche d'itération:</text:p>
      <text:p text:style-name="P7"/>
      <text:p text:style-name="P7"/>
      <table:table table:name="Itérations" table:style-name="Itérations">
        <table:table-column table:style-name="Itérations.A" table:number-columns-repeated="5"/>
        <table:table-header-rows>
          <table:table-row>
            <table:table-cell table:style-name="Itérations.A1" office:value-type="string">
              <text:p text:style-name="Table_20_Heading">Activité</text:p>
            </table:table-cell>
            <table:table-cell table:style-name="Itérations.A1" office:value-type="string">
              <text:p text:style-name="Table_20_Heading">Auteur(s)</text:p>
            </table:table-cell>
            <table:table-cell table:style-name="Itérations.A1" office:value-type="string">
              <text:p text:style-name="Table_20_Heading">Date prévisionnelle</text:p>
            </table:table-cell>
            <table:table-cell table:style-name="Itérations.A1" office:value-type="string">
              <text:p text:style-name="Table_20_Heading">Date rendu</text:p>
            </table:table-cell>
            <table:table-cell table:style-name="Itérations.E1" office:value-type="string">
              <text:p text:style-name="Table_20_Heading">Notes</text:p>
            </table:table-cell>
          </table:table-row>
        </table:table-header-rows>
        <table:table-row>
          <table:table-cell table:style-name="Itérations.A2" office:value-type="string">
            <text:p text:style-name="P10">Réalisation du compte rendu</text:p>
          </table:table-cell>
          <table:table-cell table:style-name="Itérations.A2" office:value-type="string">
            <text:p text:style-name="P10">Antonin Aillaud</text:p>
            <text:p text:style-name="P10">Anthony Devin</text:p>
            <text:p text:style-name="P10">Jérémy Vaz Borges</text:p>
          </table:table-cell>
          <table:table-cell table:style-name="Itérations.A2" office:value-type="string">
            <text:p text:style-name="P10">19/09/13 16h</text:p>
          </table:table-cell>
          <table:table-cell table:style-name="Itérations.A2" office:value-type="string">
            <text:p text:style-name="P10">18/09/13 18h10</text:p>
          </table:table-cell>
          <table:table-cell table:style-name="Itérations.E2" office:value-type="string">
            <text:p text:style-name="P10">Difficultés de lecture (forme du document, orthographe) à refaire</text:p>
          </table:table-cell>
        </table:table-row>
        <table:table-row>
          <table:table-cell table:style-name="Itérations.A2" office:value-type="string">
            <text:p text:style-name="P10">Création d'un modèle writer et d'un document maître</text:p>
          </table:table-cell>
          <table:table-cell table:style-name="Itérations.A2" office:value-type="string">
            <text:p text:style-name="P10">Sébastien Melotte</text:p>
          </table:table-cell>
          <table:table-cell table:style-name="Itérations.A2" office:value-type="string">
            <text:p text:style-name="P10">18/09/13 18h</text:p>
          </table:table-cell>
          <table:table-cell table:style-name="Itérations.A2" office:value-type="string">
            <text:p text:style-name="P10">18/09/13 18h</text:p>
          </table:table-cell>
          <table:table-cell table:style-name="Itérations.E2" office:value-type="string">
            <text:p text:style-name="P10"/>
          </table:table-cell>
        </table:table-row>
        <table:table-row>
          <table:table-cell table:style-name="Itérations.A2" office:value-type="string">
            <text:p text:style-name="P10">Plannification prévisionnelle et réelle</text:p>
          </table:table-cell>
          <table:table-cell table:style-name="Itérations.A2" office:value-type="string">
            <text:p text:style-name="P10">Jérémy Vaz Borges</text:p>
          </table:table-cell>
          <table:table-cell table:style-name="Itérations.A2" office:value-type="string">
            <text:p text:style-name="P10">19/09/13</text:p>
          </table:table-cell>
          <table:table-cell table:style-name="Itérations.A2" office:value-type="string">
            <text:p text:style-name="P10">19/09/03 12h</text:p>
          </table:table-cell>
          <table:table-cell table:style-name="Itérations.E2" office:value-type="string">
            <text:p text:style-name="P10"/>
          </table:table-cell>
        </table:table-row>
        <table:table-row>
          <table:table-cell table:style-name="Itérations.A2" office:value-type="string">
            <text:p text:style-name="P10">Dossier d'analyse des risques</text:p>
          </table:table-cell>
          <table:table-cell table:style-name="Itérations.A2" office:value-type="string">
            <text:p text:style-name="P10">Guillaume Rasolo</text:p>
          </table:table-cell>
          <table:table-cell table:style-name="Itérations.A2" office:value-type="string">
            <text:p text:style-name="P10">19/09/13</text:p>
          </table:table-cell>
          <table:table-cell table:style-name="Itérations.A2" office:value-type="string">
            <text:p text:style-name="P10">19/09/13</text:p>
          </table:table-cell>
          <table:table-cell table:style-name="Itérations.E2" office:value-type="string">
            <text:p text:style-name="P10"/>
          </table:table-cell>
        </table:table-row>
        <table:table-row>
          <table:table-cell table:style-name="Itérations.A2" office:value-type="string">
            <text:p text:style-name="P10">Restructuration et amélioration du compte rendu de la première réunion</text:p>
          </table:table-cell>
          <table:table-cell table:style-name="Itérations.A2" office:value-type="string">
            <text:p text:style-name="P10">Anthony Devin</text:p>
          </table:table-cell>
          <table:table-cell table:style-name="Itérations.A2" office:value-type="string">
            <text:p text:style-name="P10">20/09/13</text:p>
          </table:table-cell>
          <table:table-cell table:style-name="Itérations.A2" office:value-type="string">
            <text:p text:style-name="P10"/>
          </table:table-cell>
          <table:table-cell table:style-name="Itérations.E2" office:value-type="string">
            <text:p text:style-name="P10"/>
          </table:table-cell>
        </table:table-row>
        <table:table-row>
          <table:table-cell table:style-name="Itérations.A2" office:value-type="string">
            <text:p text:style-name="P10">Introduction du Projet</text:p>
          </table:table-cell>
          <table:table-cell table:style-name="Itérations.A2" office:value-type="string">
            <text:p text:style-name="P10">Jérémy Vaz Borges</text:p>
          </table:table-cell>
          <table:table-cell table:style-name="Itérations.C7" office:value-type="date" office:date-value="2013-09-19">
            <text:p text:style-name="P10">19/09/13</text:p>
          </table:table-cell>
          <table:table-cell table:style-name="Itérations.C7" office:value-type="date" office:date-value="2013-09-20">
            <text:p text:style-name="P10">20/09/13</text:p>
          </table:table-cell>
          <table:table-cell table:style-name="Itérations.E2" office:value-type="string">
            <text:p text:style-name="P10"/>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tion du Projet<text:tab/><text:tab/>V1.0</text:p>
      </style:header>
      <style:footer>
        <text:p text:style-name="MP2">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Z Jeremy</meta:initial-creator>
    <meta:creation-date>2013-09-18T16:32:26</meta:creation-date>
    <dc:date>2013-09-22T15:31:42.08</dc:date>
    <meta:editing-duration>PT04H35M15S</meta:editing-duration>
    <meta:editing-cycles>20</meta:editing-cycles>
    <meta:generator>OpenOffice.org/3.2$Win32 OpenOffice.org_project/320m18$Build-9502</meta:generator>
    <meta:document-statistic meta:table-count="7" meta:image-count="0" meta:object-count="0" meta:page-count="4" meta:paragraph-count="78" meta:word-count="386" meta:character-count="2582"/>
  </office:meta>
</office:document-meta>
</file>